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</office:automatic-styles>
  <office:body>
    <office:text>
      <text:p text:style-name="Title">Visual Studio Code</text:p>
      <text:p text:style-name="Subtitle">Estudo dirigido de Visual Studio Code</text:p>
      <text:p text:style-name="Author">Sergio Pedro R Oliveira</text:p>
      <text:p text:style-name="Date">02 abril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Visual Studio Code.<text:line-break/></text:p>
      <text:h text:style-name="Heading_20_1" text:outline-level="1"><text:bookmark-start text:name="introdução"/>2 INTRODUÇÃO<text:bookmark-end text:name="introdução"/></text:h>
      <text:h text:style-name="Heading_20_1" text:outline-level="1"><text:bookmark-start text:name="atalhos-e-configurações-essenciais"/>3 ATALHOS E CONFIGURAÇÕES ESSENCIAIS<text:bookmark-end text:name="atalhos-e-configurações-essenciais"/></text:h>
      <text:h text:style-name="Heading_20_2" text:outline-level="2"><text:bookmark-start text:name="esconder-sidebar-barra-lateral-do-projeto"/>3.1 Esconder sidebar (barra lateral do projeto)<text:bookmark-end text:name="esconder-sidebar-barra-lateral-do-projeto"/></text:h>
      <text:list text:style-name="L1">
        <text:list-item>
          <text:p text:style-name="P1">Para esconder, ou exibir, a barra lateral do projeto, onde se encontra a navegação das pastas e arquivos do projeto, usamos:<text:line-break/><text:span text:style-name="Source_Text">Ctrl + b</text:span><text:line-break/></text:p>
        </text:list-item>
      </text:list>
      <text:h text:style-name="Heading_20_2" text:outline-level="2"><text:bookmark-start text:name="abrir-arquivos-rápidamente"/>3.2 Abrir arquivos rápidamente<text:bookmark-end text:name="abrir-arquivos-rápidamente"/></text:h>
      <text:list text:style-name="L2">
        <text:list-item>
          <text:p text:style-name="P2">Podemos usar o comando <text:span text:style-name="Source_Text">Ctrl + p</text:span> para procurar e abrir o arquivo pelo nome, dentro da pasta em que estamos trabalhando.<text:line-break/></text:p>
        </text:list-item>
      </text:list>
      <text:h text:style-name="Heading_20_2" text:outline-level="2"><text:bookmark-start text:name="abrir-o-vs-code-pelo-terminal"/>3.3 Abrir o <text:span text:style-name="T1">VS Code</text:span> pelo terminal<text:bookmark-end text:name="abrir-o-vs-code-pelo-terminal"/></text:h>
      <text:list text:style-name="L3">
        <text:list-item>
          <text:p text:style-name="P3">No terminal, podemos abrir determinada pasta de um projeto direto no <text:span text:style-name="T1">VS Code</text:span> usando o comando:<text:line-break/><text:span text:style-name="Source_Text">code .</text:span><text:line-break/>É necessário esta na pasta para abri-la.<text:line-break/></text:p>
        </text:list-item>
      </text:list>
      <text:h text:style-name="Heading_20_2" text:outline-level="2"><text:bookmark-start text:name="abrir-terminal-no-vs-code"/>3.4 Abrir terminal no <text:span text:style-name="T1">VS Code</text:span><text:bookmark-end text:name="abrir-terminal-no-vs-code"/></text:h>
      <text:list text:style-name="L4">
        <text:list-item>
          <text:p text:style-name="P4">Para abrir o terminal no <text:span text:style-name="T1">VS Code</text:span> usamos:<text:line-break/><text:span text:style-name="Source_Text">Ctrl + '</text:span><text:line-break/></text:p>
        </text:list-item>
        <text:list-item>
          <text:p text:style-name="P4">Também podemos abrir vários terminais em paralelo, usando:<text:line-break/><text:span text:style-name="Source_Text">Ctrl + Shift + '</text:span><text:line-break/></text:p>
        </text:list-item>
        <text:list-item>
          <text:p text:style-name="P4">Para fechar o terminal usamos o comando no terminal:<text:line-break/><text:span text:style-name="Source_Text">exit</text:span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isual Studio Code</dc:title>
    <dc:description/>
    <dc:subject/>
    <meta:keyword/>
    <meta:initial-creator>Sergio Pedro R Oliveira</meta:initial-creator>
    <dc:creator>Sergio Pedro R Oliveira</dc:creator>
    <meta:creation-date>2024-04-03T01:47:58Z</meta:creation-date>
    <dc:date>2024-04-03T01:47:58Z</dc:date>
    <meta:user-defined meta:name="bibliography" meta:value-type="string">RMarkdown/bibliografia.bib</meta:user-defined>
    <meta:user-defined meta:name="csl" meta:value-type="string">RMarkdown/abnt.csl</meta:user-defined>
    <meta:user-defined meta:name="date" meta:value-type="string">02 abril 2024</meta:user-defined>
    <meta:user-defined meta:name="output" meta:value-type="string"/>
    <meta:user-defined meta:name="subtitle" meta:value-type="string">Estudo dirigido de Visual Studio Code</meta:user-defined>
  </office:meta>
</office:document-meta>
</file>